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fill-color="#dddddd" draw:textarea-horizontal-align="justify" draw:textarea-vertical-align="middle" draw:auto-grow-height="false" fo:min-height="2.115cm" fo:min-width="9.98cm" draw:shadow="hidden"/>
    </style:style>
    <style:style style:name="gr2" style:family="graphic" style:parent-style-name="standard">
      <style:graphic-properties svg:stroke-color="#cccccc" draw:fill-color="#dddddd" draw:textarea-horizontal-align="justify" draw:textarea-vertical-align="middle" draw:auto-grow-height="false" fo:min-height="2.114cm" fo:min-width="9.98cm" draw:shadow="hidden"/>
    </style:style>
    <style:style style:name="gr3" style:family="graphic" style:parent-style-name="standard">
      <style:graphic-properties draw:textarea-horizontal-align="justify" draw:textarea-vertical-align="middle" draw:auto-grow-height="false" fo:min-height="0.979cm" fo:min-width="0.685cm" draw:shadow="hidden"/>
    </style:style>
    <style:style style:name="gr4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" style:family="graphic" style:parent-style-name="standard">
      <style:graphic-properties draw:stroke="none" svg:stroke-color="#000000" draw:fill="none" draw:fill-color="#ffffff" fo:min-height="1.148cm" draw:shadow="hidden"/>
    </style:style>
    <style:style style:name="gr6" style:family="graphic" style:parent-style-name="standard">
      <style:graphic-properties draw:textarea-horizontal-align="justify" draw:textarea-vertical-align="middle" draw:auto-grow-height="false" fo:min-height="0.979cm" fo:min-width="0.684cm" draw:shadow="hidden"/>
    </style:style>
    <style:style style:name="gr7" style:family="graphic" style:parent-style-name="standard">
      <style:graphic-properties draw:textarea-horizontal-align="justify" draw:textarea-vertical-align="middle" draw:auto-grow-height="false" fo:min-height="0.98cm" fo:min-width="0.686cm" draw:shadow="hidden"/>
    </style:style>
    <style:style style:name="gr8" style:family="graphic" style:parent-style-name="standard">
      <style:graphic-properties draw:textarea-horizontal-align="justify" draw:textarea-vertical-align="middle" draw:auto-grow-height="false" fo:min-height="0.98cm" fo:min-width="0.684cm" draw:shadow="hidden"/>
    </style:style>
    <style:style style:name="gr9" style:family="graphic" style:parent-style-name="standard">
      <style:graphic-properties draw:stroke="none" svg:stroke-color="#000000" draw:fill="none" draw:fill-color="#ffffff" fo:min-height="1.149cm" draw:shadow="hidden"/>
    </style:style>
    <style:style style:name="gr10" style:family="graphic" style:parent-style-name="standard">
      <style:graphic-properties draw:stroke="none" svg:stroke-color="#000000" draw:fill="none" draw:fill-color="#ffffff" fo:min-height="0.768cm" draw:shadow="hidden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text-properties fo:font-size="14pt"/>
    </style:style>
    <style:style style:name="P7" style:family="paragraph">
      <loext:graphic-properties draw:fill="none" draw:fill-color="#ffffff"/>
      <style:text-properties fo:font-size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48cm" svg:height="2.365cm" svg:x="2.497cm" svg:y="7.9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48cm" svg:height="2.364cm" svg:x="2.497cm" svg:y="4.9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8cm" svg:height="2.365cm" svg:x="2.497cm" svg:y="2.0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185cm" svg:height="1.229cm" svg:x="5.176cm" svg:y="8.474cm">
          <text:p text:style-name="P2"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176cm" svg:y1="9.041cm" svg:x2="4.174cm" svg:y2="9.041cm">
          <text:p/>
        </draw:line>
        <draw:frame draw:style-name="gr5" draw:text-style-name="P5" draw:layer="layout" svg:width="1.948cm" svg:height="1.398cm" svg:x="2.524cm" svg:y="8.634cm">
          <draw:text-box>
            <text:p text:style-name="P4"><text:span text:style-name="T1">Empty</text:span></text:p>
          </draw:text-box>
        </draw:frame>
        <draw:custom-shape draw:style-name="gr6" draw:text-style-name="P2" draw:layer="layout" svg:width="1.184cm" svg:height="1.229cm" svg:x="7.48cm" svg:y="8.474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479cm" svg:y1="9.041cm" svg:x2="6.477cm" svg:y2="9.041cm">
          <text:p/>
        </draw:line>
        <draw:custom-shape draw:style-name="gr7" draw:text-style-name="P2" draw:layer="layout" svg:width="1.186cm" svg:height="1.23cm" svg:x="7.509cm" svg:y="5.541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8.147cm" svg:y1="6.771cm" svg:x2="8.147cm" svg:y2="8.474cm">
          <text:p/>
        </draw:line>
        <draw:custom-shape draw:style-name="gr8" draw:text-style-name="P2" draw:layer="layout" svg:width="1.184cm" svg:height="1.23cm" svg:x="9.788cm" svg:y="5.541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9.787cm" svg:y1="6.109cm" svg:x2="8.785cm" svg:y2="6.109cm">
          <text:p/>
        </draw:line>
        <draw:custom-shape draw:style-name="gr6" draw:text-style-name="P2" draw:layer="layout" svg:width="1.184cm" svg:height="1.229cm" svg:x="9.788cm" svg:y="2.609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.426cm" svg:y1="3.838cm" svg:x2="10.426cm" svg:y2="5.541cm">
          <text:p/>
        </draw:line>
        <draw:frame draw:style-name="gr5" draw:text-style-name="P7" draw:layer="layout" svg:width="5.22cm" svg:height="1.398cm" svg:x="13.179cm" svg:y="8.587cm">
          <draw:text-box>
            <text:p text:style-name="P6">Function Context </text:p>
            <text:p text:style-name="P6">Stack Frame (i)</text:p>
          </draw:text-box>
        </draw:frame>
        <draw:frame draw:style-name="gr5" draw:text-style-name="P7" draw:layer="layout" svg:width="5.728cm" svg:height="1.398cm" svg:x="13.179cm" svg:y="5.56cm">
          <draw:text-box>
            <text:p text:style-name="P6">Function Context </text:p>
            <text:p text:style-name="P6">Stack Frame (i+1)</text:p>
          </draw:text-box>
        </draw:frame>
        <draw:frame draw:style-name="gr9" draw:text-style-name="P7" draw:layer="layout" svg:width="5.982cm" svg:height="1.399cm" svg:x="13.179cm" svg:y="2.816cm">
          <draw:text-box>
            <text:p text:style-name="P6">Function Context </text:p>
            <text:p text:style-name="P6">Stack Frame (i+2)</text:p>
          </draw:text-box>
        </draw:frame>
        <draw:frame draw:style-name="gr10" draw:text-style-name="P7" draw:layer="layout" svg:width="1.016cm" svg:height="1.018cm" svg:x="12.068cm" svg:y="8.643cm">
          <draw:text-box>
            <text:p text:style-name="P6">s</text:p>
          </draw:text-box>
        </draw:frame>
        <draw:line draw:style-name="gr4" draw:text-style-name="P3" draw:layer="layout" svg:x1="12.195cm" svg:y1="9.026cm" svg:x2="11.306cm" svg:y2="9.026cm">
          <text:p/>
        </draw:line>
        <draw:frame draw:style-name="gr10" draw:text-style-name="P7" draw:layer="layout" svg:width="1.016cm" svg:height="1.018cm" svg:x="12.049cm" svg:y="5.724cm">
          <draw:text-box>
            <text:p text:style-name="P6">t</text:p>
          </draw:text-box>
        </draw:frame>
        <draw:line draw:style-name="gr4" draw:text-style-name="P3" draw:layer="layout" svg:x1="12.176cm" svg:y1="6.107cm" svg:x2="11.287cm" svg:y2="6.107cm">
          <text:p/>
        </draw:line>
        <draw:frame draw:style-name="gr10" draw:text-style-name="P7" draw:layer="layout" svg:width="1.016cm" svg:height="1.018cm" svg:x="12.068cm" svg:y="8.643cm">
          <draw:text-box>
            <text:p text:style-name="P6">s</text:p>
          </draw:text-box>
        </draw:frame>
        <draw:line draw:style-name="gr4" draw:text-style-name="P3" draw:layer="layout" svg:x1="12.195cm" svg:y1="9.026cm" svg:x2="11.306cm" svg:y2="9.026cm">
          <text:p/>
        </draw:line>
        <draw:frame draw:style-name="gr10" draw:text-style-name="P7" draw:layer="layout" svg:width="1.016cm" svg:height="1.018cm" svg:x="11.922cm" svg:y="2.801cm">
          <draw:text-box>
            <text:p text:style-name="P6">u</text:p>
          </draw:text-box>
        </draw:frame>
        <draw:line draw:style-name="gr4" draw:text-style-name="P3" draw:layer="layout" svg:x1="12.049cm" svg:y1="3.184cm" svg:x2="11.16cm" svg:y2="3.18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5T22:02:54.370352416</meta:creation-date>
    <dc:date>2017-10-15T22:37:23.791007938</dc:date>
    <meta:editing-duration>PT34M26S</meta:editing-duration>
    <meta:editing-cycles>8</meta:editing-cycles>
    <meta:generator>LibreOffice/5.3.1.2$Linux_X86_64 LibreOffice_project/30m0$Build-2</meta:generator>
    <meta:document-statistic meta:object-count="25"/>
  </office:meta>
</office:document-meta>
</file>